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1de3" officeooo:paragraph-rsid="00131de3"/>
    </style:style>
    <style:style style:name="P2" style:family="paragraph" style:parent-style-name="Standard">
      <style:text-properties officeooo:rsid="00131de3" officeooo:paragraph-rsid="00131de3"/>
    </style:style>
    <style:style style:name="P3" style:family="paragraph" style:parent-style-name="Standard" style:list-style-name="L2">
      <style:text-properties officeooo:rsid="00131de3" officeooo:paragraph-rsid="00131de3"/>
    </style:style>
    <style:style style:name="P4" style:family="paragraph" style:parent-style-name="Standard" style:list-style-name="L3">
      <style:text-properties officeooo:rsid="00131de3" officeooo:paragraph-rsid="00131de3"/>
    </style:style>
    <style:style style:name="P5" style:family="paragraph" style:parent-style-name="Standard" style:list-style-name="L3">
      <style:text-properties officeooo:rsid="00131de3" officeooo:paragraph-rsid="00135c16"/>
    </style:style>
    <style:style style:name="P6" style:family="paragraph" style:parent-style-name="Standard" style:list-style-name="L2">
      <style:text-properties officeooo:rsid="00135c16" officeooo:paragraph-rsid="00135c16"/>
    </style:style>
    <style:style style:name="P7" style:family="paragraph" style:parent-style-name="Standard">
      <style:text-properties officeooo:rsid="00135c16" officeooo:paragraph-rsid="00135c16"/>
    </style:style>
    <style:style style:name="P8" style:family="paragraph" style:parent-style-name="Standard" style:list-style-name="L3">
      <style:text-properties officeooo:rsid="00135c16" officeooo:paragraph-rsid="00135c16"/>
    </style:style>
    <style:style style:name="P9" style:family="paragraph" style:parent-style-name="Standard" style:list-style-name="L4">
      <style:text-properties officeooo:rsid="00135c16" officeooo:paragraph-rsid="00135c16"/>
    </style:style>
    <style:style style:name="T1" style:family="text">
      <style:text-properties officeooo:rsid="00131de3"/>
    </style:style>
    <style:style style:name="T2" style:family="text">
      <style:text-properties officeooo:rsid="00135c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70216861517895911" text:style-name="L1">
        <text:list-item>
          <text:p text:style-name="P1">S’inscrire sur GITHUB</text:p>
        </text:list-item>
        <text:list-item>
          <text:p text:style-name="P1">Faire un fork de HARICE : https://github.com/Mr-MeeM/harice</text:p>
        </text:list-item>
        <text:list-item>
          <text:p text:style-name="P1">Installer Harice en local</text:p>
        </text:list-item>
      </text:list>
      <text:p text:style-name="P2"/>
      <text:p text:style-name="P2"/>
      <text:p text:style-name="P2">Ajouter FODEC</text:p>
      <text:p text:style-name="P2"/>
      <text:p text:style-name="P2">Le fodec est une taxe qui est applicable au montant total HT pour les sociétés industrielles sur les <text:s/>ventes locales.</text:p>
      <text:p text:style-name="P2"/>
      <text:list xml:id="list5280791880982347869" text:style-name="L2">
        <text:list-item>
          <text:p text:style-name="P3">Ajouter un champs au niveau de la configuration : fodec type float.</text:p>
        </text:list-item>
        <text:list-item>
          <text:p text:style-name="P3">Au niveau de bundle Vente</text:p>
          <text:list>
            <text:list-item>
              <text:p text:style-name="P3">Ajouter l’attribut fodec à l’entité piece : decimal</text:p>
            </text:list-item>
            <text:list-item>
              <text:p text:style-name="P3">Ajouter fodec à l’entité Pieceligne : float</text:p>
            </text:list-item>
            <text:list-item>
              <text:p text:style-name="P6">Ajouter dans lesforms le champs fodec</text:p>
            </text:list-item>
            <text:list-item>
              <text:p text:style-name="P6">Le fodec n’apparaît dans les vues que lorsqu’il a une valeur dans la configuration</text:p>
            </text:list-item>
            <text:list-item>
              <text:p text:style-name="P6">le champs fodec apparaît juste après le montant HT</text:p>
            </text:list-item>
          </text:list>
        </text:list-item>
      </text:list>
      <text:p text:style-name="P7"/>
      <text:p text:style-name="P7">Le calcul se fait comme suit :</text:p>
      <text:p text:style-name="P7"/>
      <text:list xml:id="list8077259508698563513" text:style-name="L3">
        <text:list-item>
          <text:p text:style-name="P4">Si pas de fodec dans la configuration tout se passe comme maintenant</text:p>
        </text:list-item>
        <text:list-item>
          <text:p text:style-name="P4">Si fodec, dans l’ajout et modification d’une facture, devis ou avoir :</text:p>
          <text:list>
            <text:list-item>
              <text:p text:style-name="P4">Montant fodec = montant ht * conf fodec %</text:p>
            </text:list-item>
            <text:list-item>
              <text:p text:style-name="P5">Montant TVA = (montant ht <text:span text:style-name="T2">+ </text:span>Montant fodec) * <text:span text:style-name="T2">tax tva %</text:span></text:p>
            </text:list-item>
            <text:list-item>
              <text:p text:style-name="P8">Montant TTC = <text:span text:style-name="T1">Montant TVA </text:span>+ <text:s/><text:span text:style-name="T1">Montant fodec </text:span>+ Montant HT</text:p>
            </text:list-item>
          </text:list>
        </text:list-item>
      </text:list>
      <text:p text:style-name="P7"/>
      <text:p text:style-name="P7">Veuillez à ce que le FODEC soit présent dans les vues :</text:p>
      <text:p text:style-name="P7"/>
      <text:list xml:id="list8805136706387820614" text:style-name="L4">
        <text:list-item>
          <text:p text:style-name="P9">Détails</text:p>
        </text:list-item>
        <text:list-item>
          <text:p text:style-name="P9">Liste</text:p>
        </text:list-item>
        <text:list-item>
          <text:p text:style-name="P9">Impression</text:p>
        </text:list-item>
      </text:list>
      <text:p text:style-name="P7"/>
      <text:p text:style-name="P7">Toujours faire attention à ce que les vues changent que l’on a ou pas un fodec.</text:p>
      <text:p text:style-name="P7"/>
      <text:p text:style-name="P7">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37:18.970169249</meta:creation-date>
    <dc:date>2017-11-21T14:58:06.590109009</dc:date>
    <meta:editing-duration>PT10M27S</meta:editing-duration>
    <meta:editing-cycles>1</meta:editing-cycles>
    <meta:document-statistic meta:table-count="0" meta:image-count="0" meta:object-count="0" meta:page-count="1" meta:paragraph-count="24" meta:word-count="209" meta:character-count="1093" meta:non-whitespace-character-count="922"/>
    <meta:generator>LibreOffice/5.1.6.2$Linux_X86_64 LibreOffice_project/10m0$Build-2</meta:generator>
  </office:meta>
</office:document-meta>
</file>